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005cm"/>
    </style:style>
    <style:style style:name="pr2" style:family="presentation" style:parent-style-name="Default-subtitle">
      <style:graphic-properties draw:fill-color="#ffffff" draw:auto-grow-height="true" fo:min-height="13.1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005cm"/>
    </style:style>
    <style:style style:name="pr5" style:family="presentation" style:parent-style-name="Default-outline1">
      <style:graphic-properties fo:min-height="11.87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7.3999996185303pt"/>
    </style:style>
    <style:style style:name="P3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4" style:family="paragraph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5" style:family="paragraph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3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4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style:text-position="sub 58%" fo:font-size="13pt" style:text-underline-style="none" fo:font-weight="normal" style:font-size-asian="13pt" style:font-weight-asian="normal" style:font-size-complex="13pt" style:font-weight-complex="normal"/>
    </style:style>
    <style:style style:name="T6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7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8" style:family="text">
      <style:text-properties style:text-position="sub 58%" fo:font-size="13pt" style:text-underline-style="none" fo:font-weight="bold" style:font-size-asian="13pt" style:font-weight-asian="bold" style:font-size-complex="13pt" style:font-weight-complex="bold"/>
    </style:style>
    <style:style style:name="T9" style:family="text">
      <style:text-properties fo:font-size="13pt" style:text-underline-style="none" style:font-size-asian="13pt" style:font-size-complex="13pt"/>
    </style:style>
    <style:style style:name="T10" style:family="text">
      <style:text-properties style:text-position="sub 58%" fo:font-size="13pt" style:text-underline-style="none" style:font-size-asian="13pt" style:font-size-complex="13pt"/>
    </style:style>
    <style:style style:name="T1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text-position="sub 58%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position="sub 58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2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24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5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26" style:family="text">
      <style:text-properties fo:font-family="Arial" style:font-style-name="Regular" style:font-family-generic="swiss" fo:font-size="12pt" style:text-underline-style="none" fo:font-weight="normal" style:font-family-asian="Arial" style:font-style-name-asian="Regular" style:font-family-generic-asian="swiss" style:font-size-asian="12pt" style:font-weight-asian="normal" style:font-family-complex="Arial" style:font-style-name-complex="Regular" style:font-family-generic-complex="swiss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299cm" svg:height="3.005cm" svg:x="1.35cm" svg:y="0.717cm" presentation:class="title" presentation:user-transformed="true">
          <draw:text-box>
            <text:p>Frequent Itemset Mining (FIM) Algorithms</text:p>
          </draw:text-box>
        </draw:frame>
        <draw:frame presentation:style-name="pr2" draw:text-style-name="P2" draw:layer="layout" svg:width="24.299cm" svg:height="13.186cm" svg:x="1.6cm" svg:y="3.614cm" presentation:class="subtitle" presentation:user-transformed="true">
          <draw:text-box>
            <text:p><text:span text:style-name="T1">The Apriori Algorithm </text:span></text:p>
            <text:p><text:span text:style-name="T1"/></text:p>
            <text:p text:style-name="P1"><text:span text:style-name="T2"><text:tab/></text:span><text:span text:style-name="T3">Approach:</text:span></text:p>
            <text:list text:style-name="L2">
              <text:list-item>
                <text:list>
                  <text:list-item>
                    <text:p text:style-name="P1"><text:span text:style-name="T4">Generate itemsets in increasing order of their size. Prune the subtree as soon as a node fails to cross the required min-support level.</text:span></text:p>
                  </text:list-item>
                  <text:list-item>
                    <text:p text:style-name="P1"><text:span text:style-name="T4">Single scan of dataset to find frequent itemsets of length 1 (S</text:span><text:span text:style-name="T5">1</text:span><text:span text:style-name="T4">).</text:span></text:p>
                  </text:list-item>
                  <text:list-item>
                    <text:p text:style-name="P1"><text:span text:style-name="T4">Having formed S</text:span><text:span text:style-name="T5">k-1</text:span><text:span text:style-name="T4">, to form S</text:span><text:span text:style-name="T5">k</text:span><text:span text:style-name="T4">, we perform a join operation S</text:span><text:span text:style-name="T5">k-1</text:span><text:span text:style-name="T4"> with S</text:span><text:span text:style-name="T5">k-1</text:span><text:span text:style-name="T4">, the joining condition being that the lexicographically ordered first k-2 items are the same. Next, we delete all those itemsets from the join result that have some (k-1)-subset that is not in S</text:span><text:span text:style-name="T5">k-1</text:span><text:span text:style-name="T4"> yielding S</text:span><text:span text:style-name="T5">k</text:span><text:span text:style-name="T4">.</text:span></text:p>
                  </text:list-item>
                  <text:list-item>
                    <text:p text:style-name="P1"><text:span text:style-name="T4">The algorithm terminates when S</text:span><text:span text:style-name="T5">k</text:span><text:span text:style-name="T4"> becomes empty. </text:span></text:p>
                  </text:list-item>
                  <text:list-item>
                    <text:p text:style-name="P1"><text:span text:style-name="T4">Datastructures like Hash-tree or Set enumeration tree could be used.</text:span></text:p>
                    <text:p text:style-name="P1"><text:span text:style-name="T6"/></text:p>
                    <text:p text:style-name="P1"><text:span text:style-name="T3">Complexity:</text:span></text:p>
                  </text:list-item>
                  <text:list-item>
                    <text:p text:style-name="P1"><text:span text:style-name="T4">I/O intensive, exactly </text:span><text:span text:style-name="T7">L</text:span><text:span text:style-name="T4"> scans of the dataset needed, L = Length of the longest frequent itemset in the final solution.</text:span></text:p>
                    <text:p text:style-name="P1"><text:span text:style-name="T4"/></text:p>
                  </text:list-item>
                  <text:list-item>
                    <text:p text:style-name="P1"><text:span text:style-name="T4">CPU cost: During a scan, for each record, we traverse the list(datastructure) holding possible candidates. For a small min-support this list could easily become huge. </text:span></text:p>
                    <text:p text:style-name="P1"><text:span text:style-name="T7">C</text:span><text:span text:style-name="T8">k</text:span><text:span text:style-name="T4"> comparisons required at each level of tree, where C</text:span><text:span text:style-name="T5">k</text:span><text:span text:style-name="T4"> = No. of candidates for frequent itemsets at level 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The Partition Algorithm</text:p>
          </draw:text-box>
        </draw:frame>
        <draw:frame presentation:style-name="pr5" draw:text-style-name="P3" draw:layer="layout" svg:width="24.299cm" svg:height="11.879cm" svg:x="1.35cm" svg:y="4.212cm" presentation:class="outline" presentation:user-transformed="true">
          <draw:text-box>
            <text:list text:style-name="L3">
              <text:list-item>
                <text:p><text:span text:style-name="T7">Approach:</text:span></text:p>
              </text:list-item>
            </text:list>
            <text:list text:style-name="L4">
              <text:list-header>
                <text:p><text:span text:style-name="T9">1. Partition dataset into manageable chunks (P</text:span><text:span text:style-name="T10">1</text:span><text:span text:style-name="T9">, P</text:span><text:span text:style-name="T10">2</text:span><text:span text:style-name="T9">... P</text:span><text:span text:style-name="T10">N</text:span><text:span text:style-name="T9">). </text:span></text:p>
                <text:p><text:span text:style-name="T9">2. Load each partition P</text:span><text:span text:style-name="T10">i</text:span><text:span text:style-name="T9">'s in main memory. </text:span></text:p>
                <text:p><text:span text:style-name="T9">3. Do Apriori mining to generate local results. </text:span></text:p>
                <text:p><text:span text:style-name="T9">4. Pool local results to generate Global results.</text:span></text:p>
                <text:p><text:span text:style-name="T9">5. Final scan to find actual freq. count of the candidates and determine the actual frequent itemsets.</text:span></text:p>
              </text:list-header>
              <text:list-item>
                <text:p><text:span text:style-name="T11">Complexity:</text:span></text:p>
                <text:p><text:span text:style-name="T4">In-memory processing alleviates the I/O bottleneck as only </text:span><text:span text:style-name="T7">O(logN)</text:span><text:span text:style-name="T4"> disk-based scans of the dataset are required. </text:span></text:p>
                <text:p><text:span text:style-name="T4">Due to two steps involved of i) confirming local candidates for frequent itemsets and ii) confirming global(merged) candidates for frequent itemsets. <text:s/>The number of comparisons done are </text:span><text:span text:style-name="T7">twice</text:span><text:span text:style-name="T4"> than the Apriori approach. (CPU intensive).</text:span></text:p>
                <text:p><text:span text:style-name="T11">Issues:</text:span></text:p>
              </text:list-item>
              <text:list-item>
                <text:p><text:span text:style-name="T4">Could be sensitive to distortion in data distribution across partitions – some partitions could be very dissimilar and <text:s/>contribute mostly spurious candidate itemse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The Sampling Algorithm</text:p>
          </draw:text-box>
        </draw:frame>
        <draw:frame presentation:style-name="pr5" draw:text-style-name="P4" draw:layer="layout" svg:width="24.299cm" svg:height="14.337cm" svg:x="1.35cm" svg:y="2.853cm" presentation:class="outline" presentation:user-transformed="true">
          <draw:text-box>
            <text:list text:style-name="L3">
              <text:list-header>
                <text:p><text:span text:style-name="T11">Approach:</text:span></text:p>
              </text:list-header>
              <text:list-item>
                <text:p><text:span text:style-name="T12">To estimate characterstic of a population we study the characterstics of a random sample taken uniformly out of the population.</text:span></text:p>
              </text:list-item>
              <text:list-item>
                <text:p><text:span text:style-name="T12">Select M records randomly (uniform distribution). Mine the frequent itemsets (F</text:span><text:span text:style-name="T13">s</text:span><text:span text:style-name="T12">) of the sample and treat them as overall frequent itemsets of whole dataset. </text:span></text:p>
              </text:list-item>
              <text:list-item>
                <text:p><text:span text:style-name="T12">Trading quality/accuracy for processing time.</text:span></text:p>
              </text:list-item>
              <text:list-item>
                <text:p><text:span text:style-name="T12">Deriving exact results from sampling:</text:span></text:p>
                <text:p><text:span text:style-name="T14">*Discarding the included infrequent itemsets </text:span><text:span text:style-name="T12">can be done by calculating actual supports in a single scan on entire dataset.</text:span></text:p>
                <text:p><text:span text:style-name="T14">*Including the left-out actually frequent itemsets </text:span><text:span text:style-name="T12">can be done by using </text:span><text:span text:style-name="T14">The Negative border Technique </text:span><text:span text:style-name="T12">(N</text:span><text:span text:style-name="T13">s</text:span><text:span text:style-name="T12">).</text:span></text:p>
                <text:p><text:span text:style-name="T15">Complexity:</text:span></text:p>
                <text:p><text:span text:style-name="T12">Sampling approach is best when we are satisfied with the approximate results. Otherwise 'fixing' our result by </text:span><text:span text:style-name="T16">'doing a scan on dataset' </text:span><text:span text:style-name="T17">to confirm results or </text:span><text:span text:style-name="T16">'using The Negative Border Technique'</text:span><text:span text:style-name="T17"> to bring in the left-out frequent itemsets could be as expensive as running Apriori algorithm because No. of candidates counted (F</text:span><text:span text:style-name="T18">s</text:span><text:span text:style-name="T17">+N</text:span><text:span text:style-name="T18">s</text:span><text:span text:style-name="T17">) is similar to total no. of candidates in Apriori.</text:span></text:p>
                <text:p><text:span text:style-name="T19">Notes:</text:span></text:p>
              </text:list-item>
              <text:list-item>
                <text:p><text:span text:style-name="T20">For generating results within a certain confidence interval we could use Solvin's formula to determine required sample size. Slovin's formula is used when nothing about the behavior of a population is known at all.</text:span></text:p>
              </text:list-item>
              <text:list-item>
                <text:p><text:span text:style-name="T20">Could also use Monte Carlo/Bootstrap method(s) which uses repeated sampling (with or without replacement) to determine the properties of some phenomenon (or characterstic) of the population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4.299cm" svg:height="3.005cm" svg:x="1.35cm" svg:y="0.717cm" presentation:class="title" presentation:user-transformed="true">
          <draw:text-box>
            <text:p>The Frequent Pattern(FP) Growth Algorithm</text:p>
          </draw:text-box>
        </draw:frame>
        <draw:frame presentation:style-name="pr5" draw:text-style-name="P5" draw:layer="layout" svg:width="24.299cm" svg:height="15.382cm" svg:x="1.35cm" svg:y="4.212cm" presentation:class="outline" presentation:user-transformed="true">
          <draw:text-box>
            <text:list text:style-name="L3">
              <text:list-header>
                <text:p><text:span text:style-name="T11">Approach:</text:span><text:span text:style-name="T4"> </text:span></text:p>
              </text:list-header>
              <text:list-item>
                <text:p><text:span text:style-name="T21">FP-Tree represents the dataset in compressed form. No </text:span><text:span text:style-name="T22">candidate</text:span><text:span text:style-name="T21"> generation is followed.</text:span></text:p>
              </text:list-item>
              <text:list-item>
                <text:p><text:span text:style-name="T21">A single scan of dataset is made and is represented as FP-tree. Subsequently it only uses this FP-tree to mine frequent itemsets.</text:span></text:p>
              </text:list-item>
              <text:list-item>
                <text:p><text:span text:style-name="T21">Requires Pre-processing step: <text:s/>An ordering needs to be imposed on the sets, which is done in decreasing order of the supports(just a heuristic).</text:span></text:p>
              </text:list-item>
              <text:list-item>
                <text:p><text:span text:style-name="T21">Datastructure has two parts. i) Prefix tree ii) Header list.</text:span></text:p>
              </text:list-item>
            </text:list>
            <text:list text:style-name="L4">
              <text:list-item>
                <text:list>
                  <text:list-item>
                    <text:p><text:span text:style-name="T21">Header List maintains a list of each frequent item. For each node in header list a linked list is formed to keep track of all occurances of the item.</text:span></text:p>
                  </text:list-item>
                  <text:list-item>
                    <text:p><text:span text:style-name="T21">Each node maintains a count field to represent no. Of records in dataset with given prefix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3">Inserting a record:</text:span><text:span text:style-name="T21"> First the record is sorted, keeping only frequent items. Starting from the root, the longest prefix of the record is traced such that, a path exists from the root having the items in that prefix. Items beyond the longest prefix are stored as descendents along same path. Also, pointers from Header list are updated.</text:span></text:p>
                    <text:p><text:span text:style-name="T23">Deriving frequent itemsets:</text:span><text:span text:style-name="T21"> The Header list pertaining to each item is traversed and resp. counts are accumulated. If it passes the min-support thershold we need to evaluate supports of it's supersets. </text:span></text:p>
                    <text:p><text:span text:style-name="T21">Supersets(in terms of all paths ending at that element) </text:span><text:span text:style-name="T21">are represented in path from root to the node. As a bottom up approach we decompose the problem recursively.</text:span></text:p>
                    <text:p><text:span text:style-name="T24">Complexity: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1">Building FP Tree requires only </text:span><text:span text:style-name="T23">2</text:span><text:span text:style-name="T21"> scans of the datasets. Hence, much faster than Apriori.</text:span></text:p>
                  </text:list-item>
                  <text:list-item>
                    <text:p><text:span text:style-name="T21">Would work very efficiently on dense datasets who share lots of common prefixes.</text:span></text:p>
                  </text:list-item>
                  <text:list-item>
                    <text:p><text:span text:style-name="T25">Memory constraint:</text:span><text:span text:style-name="T21"> FP-Tree grows linearly with dataset size and could easily run out of memory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1"/></text:p>
                  </text:list-header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The Oracle Algorithm</text:p>
          </draw:text-box>
        </draw:frame>
        <draw:frame presentation:style-name="pr5" draw:text-style-name="P6" draw:layer="layout" svg:width="24.299cm" svg:height="14.227cm" svg:x="1.35cm" svg:y="4.212cm" presentation:class="outline" presentation:user-transformed="true">
          <draw:text-box>
            <text:list text:style-name="L3">
              <text:list-item>
                <text:p><text:span text:style-name="T15">Approach:</text:span></text:p>
              </text:list-item>
            </text:list>
            <text:list text:style-name="L4">
              <text:list-item>
                <text:p><text:span text:style-name="T12">Counters for singletons and pairs are calculated and stored in a lookup array. Then for these frequent itemset </text:span><text:span text:style-name="T14">F</text:span><text:span text:style-name="T12"> and it's negative border </text:span><text:span text:style-name="T14">N</text:span><text:span text:style-name="T12">, supports of longer itemsets in </text:span><text:span text:style-name="T14">F </text:span><text:span text:style-name="T26">Ṵ</text:span><text:span text:style-name="T14"> N</text:span><text:span text:style-name="T12"> are calculated in a single scan over the dataset using partitioning. Information is stored in a DAG structure and is traversed in DFS manner.</text:span></text:p>
              </text:list-item>
              <text:list-item>
                <text:p><text:span text:style-name="T12">TID-vectors are used in the counting process.</text:span></text:p>
                <text:p><text:span text:style-name="T12"/></text:p>
              </text:list-item>
            </text:list>
            <text:p><text:span text:style-name="T15">Complexity:</text:span></text:p>
            <text:p><text:span text:style-name="T14">CPU utilization:</text:span><text:span text:style-name="T12"> Oracle is optimal in the sense that only required itemsets are enumerated and cost of enumeration is constant O(1) with the help of TID-lists and bit vectors. The intersection of both parent lists takes </text:span><text:span text:style-name="T14">O(|P2|)</text:span><text:span text:style-name="T12"> time. P2 = Second parent's TID list. *Cost for first parent's TID construction is amortized over the intersection for all it's children nodes.</text:span></text:p>
            <text:p><text:span text:style-name="T14">Memory utilization: </text:span></text:p>
            <text:p><text:span text:style-name="T14">1.</text:span><text:span text:style-name="T12"> The 1-d and 2-d arrays for storing counters of singletons and pairs. </text:span></text:p>
            <text:p><text:span text:style-name="T14">2.</text:span><text:span text:style-name="T12"> The DAG structure for storing counters (and tidlists) of longer itemsets. </text:span></text:p>
            <text:p><text:span text:style-name="T14">3.</text:span><text:span text:style-name="T12"> The current partition.</text:span></text:p>
            <text:p><text:span text:style-name="T12"/></text:p>
            <text:list text:continue-numbering="true" text:style-name="L4">
              <text:list-header>
                <text:p><text:span text:style-name="T12"/></text:p>
                <text:p><text:span text:style-name="T12"/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5T17:30:42.57</meta:creation-date>
    <meta:editing-duration>P1DT2H36M17S</meta:editing-duration>
    <meta:editing-cycles>146</meta:editing-cycles>
    <dc:date>2013-04-27T15:10:11.85</dc:date>
    <meta:generator>OpenOffice.org/3.4.1$Win32 OpenOffice.org_project/341m1$Build-9593</meta:generator>
    <meta:document-statistic meta:object-count="41"/>
  </office:meta>
</office:document-meta>
</file>